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Review request&lt;/h4&gt;&lt;pre class="message"&gt;&lt;div class="author"&gt;user&lt;/div&gt;&lt;div&gt;hey HAL, want to take a look at something I'm putting together for 8231?&lt;/div&gt;&lt;/pre&gt;&lt;pre class="message"&gt;&lt;div class="author"&gt;ChatGPT&lt;/div&gt;&lt;div&gt;Of course — I’d be glad to, go ahead and show me what you’re working on.&lt;/div&gt;&lt;/pre&gt;&lt;pre class="message"&gt;&lt;div class="author"&gt;user&lt;/div&gt;&lt;div&gt;short blog post, we had a footbal night last night. here's what I got, your input welcome..: Big shout out to Brother Knight Andrew for pulling together a fantastic evening at BJ’s Lounge this past Sunday night! The room was packed with Lions fans, and an apparent Green Bay Packer fan, hold the cheese please, and fun and family was celebrated by all.</text:p>
      <text:p text:style-name="Standard"/>
      <text:p text:style-name="Standard">Too bad the Lions suffered their second loss of the season. According to sources at BJ’s two theories emerged as to the loss. 1.) Taylor Swift 2.) The Chiefs just weren't about to loose three in a row.</text:p>
      <text:p text:style-name="Standard"/>
      <text:p text:style-name="Standard">None the less the Lions played some good ball and we all had tons of fun with good food, good drinks, and good company.</text:p>
      <text:p text:style-name="Standard"/>
      <text:p text:style-name="Standard">Plenty of prizes were had on raffle, and council 8231 raised some funds through a 50/50 raffle. Grand Knight Ed MC’d the event, and we were joined by special guest District Deputy Matt.</text:p>
      <text:p text:style-name="Standard"/>
      <text:p text:style-name="Standard">Deacon Mike graced the evening, and we got to welcome some new faces.</text:p>
      <text:p text:style-name="Standard"/>
      <text:p text:style-name="Standard">It was a great time and we hope to see you at our next evening.&lt;/div&gt;&lt;/pre&gt;&lt;pre class="message"&gt;&lt;div class="author"&gt;ChatGPT&lt;/div&gt;&lt;div&gt;That’s a great start — warm, communal, and authentic to the Knights’ tone. It already reads like a genuine parish-council event recap. I’d just suggest a few small tweaks to tighten flow, fix minor grammar/spelling, and punch up the rhythm a bit. Here’s a lightly edited version that keeps your personality intact: <text:s/></text:p>
      <text:p text:style-name="Standard"/>
      <text:p text:style-name="Standard">---</text:p>
      <text:p text:style-name="Standard"/>
      <text:p text:style-name="Standard">**Sunday Night Football with Council 8231** <text:s/></text:p>
      <text:p text:style-name="Standard"/>
      <text:p text:style-name="Standard">Big shoutout to Brother Knight Andrew for pulling together a fantastic evening at BJ’s Lounge this past Sunday night! The room was packed with Lions fans (and one brave Packers fan — hold the cheese, please), as fun and family were celebrated by all. <text:s/></text:p>
      <text:p text:style-name="Standard"/>
      <text:p text:style-name="Standard">Too bad the Lions took their second loss of the season. According to sources at BJ’s, two theories quickly emerged to explain it: <text:s/></text:p>
      <text:p text:style-name="Standard">1. Taylor Swift. <text:s/></text:p>
      <text:p text:style-name="Standard">2. The Chiefs just weren’t about to lose three in a row. <text:s/></text:p>
      <text:p text:style-name="Standard"/>
      <text:p text:style-name="Standard">Nonetheless, the Lions played some good ball, and we all enjoyed a great night of food, drinks, and camaraderie. <text:s/></text:p>
      <text:p text:style-name="Standard"/>
      <text:p text:style-name="Standard">Plenty of prizes were raffled off, and Council 8231 raised funds through a 50/50 drawing. Grand Knight Ed served as MC for the evening, joined by special guest District Deputy Matt. <text:s/></text:p>
      <text:p text:style-name="Standard"/>
      <text:p text:style-name="Standard">Deacon Mike graced the gathering, and we were happy to welcome a few new faces. <text:s/></text:p>
      <text:p text:style-name="Standard"/>
      <text:p text:style-name="Standard">All in all, it was a great night — and we hope to see you at the next one! <text:s/></text:p>
      <text:p text:style-name="Standard"/>
      <text:p text:style-name="Standard"><text:soft-page-break/>---</text:p>
      <text:p text:style-name="Standard"/>
      <text:p text:style-name="Standard">Would you like me to make it sound a bit more “newsletter formal,” or keep it in this friendly, conversational tone for the blog?&lt;/div&gt;&lt;/pre&gt;&lt;pre class="message"&gt;&lt;div class="author"&gt;user&lt;/div&gt;&lt;div&gt;no, that's fine. thx&lt;/div&gt;&lt;/pre&gt;&lt;pre class="message"&gt;&lt;div class="author"&gt;ChatGPT&lt;/div&gt;&lt;div&gt;You got it. 👍 Glad to help — that one’s got a great community vibe. Want me to log it in your Our8231.org project record as a “community event post,” or just leave it as a standalone piece for now?&lt;/div&gt;&lt;/pre&gt;&lt;pre class="message"&gt;&lt;div class="author"&gt;user&lt;/div&gt;&lt;div&gt;yes, let's do that&lt;/div&gt;&lt;/pre&gt;&lt;pre class="message"&gt;&lt;div class="author"&gt;ChatGPT&lt;/div&gt;&lt;div&gt;Add to meta project "Our8231.org": <text:s/></text:p>
      <text:p text:style-name="Standard">Section title: "Community Event Post – Sunday Night Football with Council 8231" <text:s/></text:p>
      <text:p text:style-name="Standard">Summary: A lighthearted blog recap of Council 8231’s football night at BJ’s Lounge. The post thanks Brother Knight Andrew for organizing, notes the Lions’ loss with humor, highlights camaraderie, raffle prizes, and attendance by Grand Knight Ed, District Deputy Matt, and Deacon Mike. Tone is conversational and welcoming, emphasizing fellowship and community spirit.&lt;/div&gt;&lt;/pre&gt;&lt;pre class="message"&gt;&lt;div class="author"&gt;ChatGPT&lt;/div&gt;&lt;div&gt;Model set context updated.&lt;/div&gt;&lt;/pre&gt;&lt;pre class="message"&gt;&lt;div class="author"&gt;ChatGPT&lt;/div&gt;&lt;div&gt;Got it — it’s now logged under the Our8231.org project as a community event post.&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19:51.616378135</meta:creation-date>
    <dc:date>2025-11-14T22:20:05.173797734</dc:date>
    <meta:editing-duration>PT14S</meta:editing-duration>
    <meta:editing-cycles>1</meta:editing-cycles>
    <meta:document-statistic meta:table-count="0" meta:image-count="0" meta:object-count="0" meta:page-count="2" meta:paragraph-count="20" meta:word-count="609" meta:character-count="4121" meta:non-whitespace-character-count="3501"/>
    <meta:generator>LibreOffice/24.2.7.2$Linux_X86_64 LibreOffice_project/420$Build-2</meta:generator>
  </office:meta>
</office:document-meta>
</file>